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2.55cm" fo:min-width="4.7cm"/>
      <style:paragraph-properties style:writing-mode="lr-tb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15cm" fo:min-width="4.7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55cm" fo:min-width="6.1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xml:id="id1" draw:id="id1" draw:layer="layout" svg:width="5.2cm" svg:height="2.8cm" svg:x="2.2cm" svg:y="3cm">
          <text:p text:style-name="P1">Conjunto de </text:p>
          <text:p text:style-name="P1">versoe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2cm" svg:height="2.8cm" svg:x="11cm" svg:y="3.2cm">
          <text:p text:style-name="P1">Aproveitamento</text:p>
          <text:p text:style-name="P1">Dessas versões</text:p>
          <text:p text:style-name="P1">Como questõe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4cm" svg:y1="4.4cm" svg:x2="11cm" svg:y2="4.6cm" draw:start-shape="id1" draw:start-glue-point="1" draw:end-shape="id2" draw:end-glue-point="3" svg:d="M7400 4400h1800v200h1800" svg:viewBox="0 0 3601 201">
          <text:p/>
        </draw:connector>
        <draw:custom-shape draw:style-name="gr1" draw:text-style-name="P2" draw:layer="layout" svg:width="5.2cm" svg:height="2.8cm" svg:x="19cm" svg:y="3.2cm">
          <text:p text:style-name="P1">Não podem ser</text:p>
          <text:p text:style-name="P1">repetida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1" draw:text-style-name="P2" draw:layer="layout" svg:width="5.2cm" svg:height="2.8cm" svg:x="2.2cm" svg:y="3cm">
          <text:p text:style-name="P1">LQI 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2.4cm" svg:x="11.4cm" svg:y="6.4cm">
          <text:p text:style-name="P1">Questa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cm" svg:height="2.8cm" svg:x="10.8cm" svg:y="2cm">
          <text:p text:style-name="P1">Candidato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2.4cm" svg:x="19.2cm" svg:y="4.6cm">
          <text:p text:style-name="P1">Muito longo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custom-shape draw:style-name="gr1" draw:text-style-name="P2" draw:layer="layout" svg:width="5.2cm" svg:height="2.8cm" svg:x="7.2cm" svg:y="2.6cm">
          <text:p text:style-name="P1">Conjunto de </text:p>
          <text:p text:style-name="P1">Versoes e </text:p>
          <text:p text:style-name="P1">questõe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2cm" svg:height="2.4cm" svg:x="7.2cm" svg:y="6.6cm">
          <text:p text:style-name="P1">Lista de provas, </text:p>
          <text:p text:style-name="P1">candidatos e </text:p>
          <text:p text:style-name="P1">versõe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cm" svg:height="2.8cm" svg:x="17cm" svg:y="4.8cm">
          <text:p text:style-name="P1">Gerar uma consulta</text:p>
          <text:p text:style-name="P1">Para interditar</text:p>
          <text:p text:style-name="P1">As questões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10:49:08.888077304</meta:creation-date>
    <dc:date>2022-07-13T13:09:32.911547121</dc:date>
    <meta:editing-duration>PT1H50M8S</meta:editing-duration>
    <meta:editing-cycles>2</meta:editing-cycles>
    <meta:generator>LibreOffice/6.4.7.2$Linux_X86_64 LibreOffice_project/40$Build-2</meta:generator>
    <meta:document-statistic meta:object-count="38"/>
  </office:meta>
</office:document-meta>
</file>